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Table1" style:family="table">
      <style:table-properties style:width="1.2333in" table:align="left" style:writing-mode="lr-tb"/>
    </style:style>
    <style:style style:name="Table1.A" style:family="table-column">
      <style:table-column-properties style:column-width="0.209in"/>
    </style:style>
    <style:style style:name="Table1.B" style:family="table-column">
      <style:table-column-properties style:column-width="0.1986in"/>
    </style:style>
    <style:style style:name="Table1.F" style:family="table-column">
      <style:table-column-properties style:column-width="0.229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194in" fo:border="none" style:writing-mode="lr-tb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name-complex="Times New Roman1"/>
    </style:style>
    <style:style style:name="P2" style:family="paragraph" style:parent-style-name="Text_20_body" style:master-page-name="Standard">
      <style:paragraph-properties fo:orphans="2" fo:widows="2" style:page-number="auto"/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name-complex="Times New Roman1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style:snap-to-layout-grid="false"/>
      <style:text-properties fo:font-size="2pt" style:font-size-asian="2pt" style:font-size-complex="2pt"/>
    </style:style>
    <style:style style:name="P5" style:family="paragraph" style:parent-style-name="Table_20_Heading">
      <style:paragraph-properties style:snap-to-layout-grid="false"/>
    </style:style>
    <style:style style:name="T1" style:family="text">
      <style:text-properties style:font-name-asian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,<text:span text:style-name="T1"> </text:span>E,<text:span text:style-name="T1"> </text:span>I,<text:span text:style-name="T1"> </text:span>O,<text:span text:style-name="T1"> </text:span>U,<text:span text:style-name="T1"> </text:span>Y<text:span text:style-name="T1"> </text:span>with<text:span text:style-name="T1"> </text:span>diacritics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´</text:p>
          </table:table-cell>
          <table:table-cell table:style-name="Table1.A1" office:value-type="string">
            <text:p text:style-name="P5">`</text:p>
          </table:table-cell>
          <table:table-cell table:style-name="Table1.A1" office:value-type="string">
            <text:p text:style-name="P5">ˆ</text:p>
          </table:table-cell>
          <table:table-cell table:style-name="Table1.A1" office:value-type="string">
            <text:p text:style-name="P5">¨</text:p>
          </table:table-cell>
          <table:table-cell table:style-name="Table1.A1" office:value-type="string">
            <text:p text:style-name="P5">˜</text:p>
          </table:table-cell>
        </table:table-row>
        <table:table-row table:style-name="Table1.1"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á</text:p>
          </table:table-cell>
          <table:table-cell table:style-name="Table1.A1" office:value-type="string">
            <text:p text:style-name="P3">à</text:p>
          </table:table-cell>
          <table:table-cell table:style-name="Table1.A1" office:value-type="string">
            <text:p text:style-name="P3">â</text:p>
          </table:table-cell>
          <table:table-cell table:style-name="Table1.A1" office:value-type="string">
            <text:p text:style-name="P3">ä</text:p>
          </table:table-cell>
          <table:table-cell table:style-name="Table1.A1" office:value-type="string">
            <text:p text:style-name="P3">ã</text:p>
          </table:table-cell>
        </table:table-row>
        <table:table-row table:style-name="Table1.1"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3">é</text:p>
          </table:table-cell>
          <table:table-cell table:style-name="Table1.A1" office:value-type="string">
            <text:p text:style-name="P3">è</text:p>
          </table:table-cell>
          <table:table-cell table:style-name="Table1.A1" office:value-type="string">
            <text:p text:style-name="P3">ê</text:p>
          </table:table-cell>
          <table:table-cell table:style-name="Table1.A1" office:value-type="string">
            <text:p text:style-name="P3">ë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i</text:p>
          </table:table-cell>
          <table:table-cell table:style-name="Table1.A1" office:value-type="string">
            <text:p text:style-name="P3">í</text:p>
          </table:table-cell>
          <table:table-cell table:style-name="Table1.A1" office:value-type="string">
            <text:p text:style-name="P3">ì</text:p>
          </table:table-cell>
          <table:table-cell table:style-name="Table1.A1" office:value-type="string">
            <text:p text:style-name="P3">î</text:p>
          </table:table-cell>
          <table:table-cell table:style-name="Table1.A1" office:value-type="string">
            <text:p text:style-name="P3">ï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o</text:p>
          </table:table-cell>
          <table:table-cell table:style-name="Table1.A1" office:value-type="string">
            <text:p text:style-name="P3">ó</text:p>
          </table:table-cell>
          <table:table-cell table:style-name="Table1.A1" office:value-type="string">
            <text:p text:style-name="P3">ò</text:p>
          </table:table-cell>
          <table:table-cell table:style-name="Table1.A1" office:value-type="string">
            <text:p text:style-name="P3">ô</text:p>
          </table:table-cell>
          <table:table-cell table:style-name="Table1.A1" office:value-type="string">
            <text:p text:style-name="P3">ö</text:p>
          </table:table-cell>
          <table:table-cell table:style-name="Table1.A1" office:value-type="string">
            <text:p text:style-name="P3">õ</text:p>
          </table:table-cell>
        </table:table-row>
        <table:table-row table:style-name="Table1.1">
          <table:table-cell table:style-name="Table1.A1" office:value-type="string">
            <text:p text:style-name="P3">u</text:p>
          </table:table-cell>
          <table:table-cell table:style-name="Table1.A1" office:value-type="string">
            <text:p text:style-name="P3">ú</text:p>
          </table:table-cell>
          <table:table-cell table:style-name="Table1.A1" office:value-type="string">
            <text:p text:style-name="P3">ù</text:p>
          </table:table-cell>
          <table:table-cell table:style-name="Table1.A1" office:value-type="string">
            <text:p text:style-name="P3">û</text:p>
          </table:table-cell>
          <table:table-cell table:style-name="Table1.A1" office:value-type="string">
            <text:p text:style-name="P3">ü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y</text:p>
          </table:table-cell>
          <table:table-cell table:style-name="Table1.A1" office:value-type="string">
            <text:p text:style-name="P3">ý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ŷ</text:p>
          </table:table-cell>
          <table:table-cell table:style-name="Table1.A1" office:value-type="string">
            <text:p text:style-name="P3">ÿ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Á</text:p>
          </table:table-cell>
          <table:table-cell table:style-name="Table1.A1" office:value-type="string">
            <text:p text:style-name="P3">À</text:p>
          </table:table-cell>
          <table:table-cell table:style-name="Table1.A1" office:value-type="string">
            <text:p text:style-name="P3">Â</text:p>
          </table:table-cell>
          <table:table-cell table:style-name="Table1.A1" office:value-type="string">
            <text:p text:style-name="P3">Ä</text:p>
          </table:table-cell>
          <table:table-cell table:style-name="Table1.A1" office:value-type="string">
            <text:p text:style-name="P3">Ã</text:p>
          </table:table-cell>
        </table:table-row>
        <table:table-row table:style-name="Table1.1"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3">É</text:p>
          </table:table-cell>
          <table:table-cell table:style-name="Table1.A1" office:value-type="string">
            <text:p text:style-name="P3">È</text:p>
          </table:table-cell>
          <table:table-cell table:style-name="Table1.A1" office:value-type="string">
            <text:p text:style-name="P3">Ê</text:p>
          </table:table-cell>
          <table:table-cell table:style-name="Table1.A1" office:value-type="string">
            <text:p text:style-name="P3">Ë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I</text:p>
          </table:table-cell>
          <table:table-cell table:style-name="Table1.A1" office:value-type="string">
            <text:p text:style-name="P3">Í</text:p>
          </table:table-cell>
          <table:table-cell table:style-name="Table1.A1" office:value-type="string">
            <text:p text:style-name="P3">Ì</text:p>
          </table:table-cell>
          <table:table-cell table:style-name="Table1.A1" office:value-type="string">
            <text:p text:style-name="P3">Î</text:p>
          </table:table-cell>
          <table:table-cell table:style-name="Table1.A1" office:value-type="string">
            <text:p text:style-name="P3">Ï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O</text:p>
          </table:table-cell>
          <table:table-cell table:style-name="Table1.A1" office:value-type="string">
            <text:p text:style-name="P3">Ó</text:p>
          </table:table-cell>
          <table:table-cell table:style-name="Table1.A1" office:value-type="string">
            <text:p text:style-name="P3">Ò</text:p>
          </table:table-cell>
          <table:table-cell table:style-name="Table1.A1" office:value-type="string">
            <text:p text:style-name="P3">Ô</text:p>
          </table:table-cell>
          <table:table-cell table:style-name="Table1.A1" office:value-type="string">
            <text:p text:style-name="P3">Ö</text:p>
          </table:table-cell>
          <table:table-cell table:style-name="Table1.A1" office:value-type="string">
            <text:p text:style-name="P3">Õ</text:p>
          </table:table-cell>
        </table:table-row>
        <table:table-row table:style-name="Table1.1">
          <table:table-cell table:style-name="Table1.A1" office:value-type="string">
            <text:p text:style-name="P3">U</text:p>
          </table:table-cell>
          <table:table-cell table:style-name="Table1.A1" office:value-type="string">
            <text:p text:style-name="P3">Ú</text:p>
          </table:table-cell>
          <table:table-cell table:style-name="Table1.A1" office:value-type="string">
            <text:p text:style-name="P3">Ù</text:p>
          </table:table-cell>
          <table:table-cell table:style-name="Table1.A1" office:value-type="string">
            <text:p text:style-name="P3">Û</text:p>
          </table:table-cell>
          <table:table-cell table:style-name="Table1.A1" office:value-type="string">
            <text:p text:style-name="P3">Ü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Y</text:p>
          </table:table-cell>
          <table:table-cell table:style-name="Table1.A1" office:value-type="string">
            <text:p text:style-name="P3">Ý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Ŷ</text:p>
          </table:table-cell>
          <table:table-cell table:style-name="Table1.A1" office:value-type="string">
            <text:p text:style-name="P3">Ÿ</text:p>
          </table:table-cell>
          <table:table-cell table:style-name="Table1.A1" office:value-type="string">
            <text:p text:style-name="P4"/>
          </table:table-cell>
        </table:table-row>
      </table:table>
      <text:p text:style-name="P1">Other<text:span text:style-name="T1"> </text:span>letters,<text:span text:style-name="T1"> </text:span>ligatures<text:span text:style-name="T1"> </text:span>and<text:span text:style-name="T1"> </text:span>diacritical<text:span text:style-name="T1"> </text:span>forms:<text:span text:style-name="T1"> </text:span>ñ<text:span text:style-name="T1"> </text:span>Ñ<text:span text:style-name="T1"> </text:span>ç<text:span text:style-name="T1"> </text:span>Ç<text:span text:style-name="T1"> </text:span>å<text:span text:style-name="T1"> </text:span>Å<text:span text:style-name="T1"> </text:span>ø<text:span text:style-name="T1"> </text:span>Ø<text:span text:style-name="T1"> </text:span>æ<text:span text:style-name="T1"> </text:span>Æ<text:span text:style-name="T1"> </text:span>œ<text:span text:style-name="T1"> </text:span>Œ<text:span text:style-name="T1"> </text:span>þ<text:span text:style-name="T1"> </text:span>Þ<text:span text:style-name="T1"> </text:span>ð<text:span text:style-name="T1"> </text:span>Ð<text:span text:style-name="T1"> </text:span>ß</text:p>
      <text:p text:style-name="P1">Quotes:<text:span text:style-name="T1"> ‘ ’ “ ” </text:span>«<text:span text:style-name="T1"> </text:span>»<text:span text:style-name="T1"> ‹ › ‚ „ </text:span>Dashes:<text:span text:style-name="T1"> – </text:span>(en)<text:span text:style-name="T1"> — </text:span>(em)<text:span text:style-name="T1"> </text:span>Inverted<text:span text:style-name="T1"> </text:span>signs:<text:span text:style-name="T1"> </text:span>¿<text:span text:style-name="T1"> </text:span>¡<text:span text:style-name="T1"> </text:span>Other<text:span text:style-name="T1"> </text:span>punctuation:<text:span text:style-name="T1"> … • </text:span>§<text:span text:style-name="T1"> </text:span>¶<text:span text:style-name="T1"> † ‡ </text:span>©<text:span text:style-name="T1"> </text:span>®</text:p>
      <text:p text:style-name="P1">Greek:<text:span text:style-name="T1"> </text:span>Uppercase:<text:span text:style-name="T1"> </text:span>Α<text:span text:style-name="T1"> </text:span>Β<text:span text:style-name="T1"> </text:span>Γ<text:span text:style-name="T1"> </text:span>Δ<text:span text:style-name="T1"> </text:span>Ε<text:span text:style-name="T1"> </text:span>Ζ<text:span text:style-name="T1"> </text:span>Η<text:span text:style-name="T1"> </text:span>Θ<text:span text:style-name="T1"> </text:span>Ι<text:span text:style-name="T1"> </text:span>Κ<text:span text:style-name="T1"> </text:span>Λ<text:span text:style-name="T1"> </text:span>Μ<text:span text:style-name="T1"> </text:span>Ν<text:span text:style-name="T1"> </text:span>Ξ<text:span text:style-name="T1"> </text:span>Ο<text:span text:style-name="T1"> </text:span>Π<text:span text:style-name="T1"> </text:span>Ρ<text:span text:style-name="T1"> </text:span>Σ<text:span text:style-name="T1"> </text:span>Τ<text:span text:style-name="T1"> </text:span>Υ<text:span text:style-name="T1"> </text:span>Φ<text:span text:style-name="T1"> </text:span>Χ<text:span text:style-name="T1"> </text:span>Ψ<text:span text:style-name="T1"> </text:span>Ω<text:span text:style-name="T1"> </text:span>Lowercase:<text:span text:style-name="T1"> </text:span>α<text:span text:style-name="T1"> </text:span>β<text:span text:style-name="T1"> </text:span>γ<text:span text:style-name="T1"> </text:span>δ<text:span text:style-name="T1"> </text:span>ε<text:span text:style-name="T1"> </text:span>ζ<text:span text:style-name="T1"> </text:span>η<text:span text:style-name="T1"> </text:span>θ<text:span text:style-name="T1"> </text:span>ι<text:span text:style-name="T1"> </text:span>κ<text:span text:style-name="T1"> </text:span>λ<text:span text:style-name="T1"> </text:span>μ<text:span text:style-name="T1"> </text:span>ν<text:span text:style-name="T1"> </text:span>ξ<text:span text:style-name="T1"> </text:span>ο<text:span text:style-name="T1"> </text:span>π<text:span text:style-name="T1"> </text:span>ρ<text:span text:style-name="T1"> </text:span>ς<text:span text:style-name="T1"> </text:span>σ<text:span text:style-name="T1"> </text:span>τ<text:span text:style-name="T1"> </text:span>υ<text:span text:style-name="T1"> </text:span>φ<text:span text:style-name="T1"> </text:span>χ<text:span text:style-name="T1"> </text:span>ψ<text:span text:style-name="T1"> </text:span>ω</text:p>
      <text:p text:style-name="P1">Mathematical<text:span text:style-name="T1"> </text:span>symbols:<text:span text:style-name="T1"> </text:span>Arrows:<text:span text:style-name="T1"> ← → ↔ ⇐ ⇒ ⇔ ↑ ↓ ⇑ ⇓ </text:span>Logic:<text:span text:style-name="T1"> ∧ </text:span>¬<text:span text:style-name="T1"> ∨ ≡ ≢ ∀ ∃ ∄ □ ◊ ∴ ∵ </text:span>Set<text:span text:style-name="T1"> </text:span>theory:<text:span text:style-name="T1"> ∈ ∋ ∉ ∌ ∩ ∪ ⊂ ⊃ ⊄ ⊅ ⊆ ⊇ ⊈ ⊉ ⊊ ⊋</text:span></text:p>
      <text:p text:style-name="P1">Mathematical<text:span text:style-name="T1"> </text:span>symbols:<text:span text:style-name="T1"> </text:span>Simple<text:span text:style-name="T1"> </text:span>arithmetic:<text:span text:style-name="T1"> − </text:span>±<text:span text:style-name="T1"> ∓ </text:span>×<text:span text:style-name="T1"> </text:span>÷<text:span text:style-name="T1"> </text:span>·<text:span text:style-name="T1"> ≤ ≥ ≠ </text:span>Geometry:<text:span text:style-name="T1"> </text:span>°<text:span text:style-name="T1"> ′ ″ ⊥ ∥ ∠</text:span></text:p>
      <text:p text:style-name="P1">Mathematical<text:span text:style-name="T1"> </text:span>symbols:<text:span text:style-name="T1"> </text:span>Other:<text:span text:style-name="T1"> ∂ √ ∞ ∑ ∏ ∫ ∇ ∆ ∼ ∝ ≈ ≅ ⌊ ⌋ ⌈ ⌉ ⊕ ⊗ ⊙</text:span></text:p>
      <text:p text:style-name="P1">Superscripts<text:span text:style-name="T1"> </text:span>0-9:<text:span text:style-name="T1"> ⁰ </text:span>¹<text:span text:style-name="T1"> </text:span>²<text:span text:style-name="T1"> </text:span>³<text:span text:style-name="T1"> ⁴ ⁵ ⁶ ⁷ ⁸ ⁹ </text:span>Subscripts<text:span text:style-name="T1"> </text:span>0-9:<text:span text:style-name="T1"> ₀ ₁ ₂ ₃ ₄ ₅ ₆ ₇ ₈ ₉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27:55</meta:creation-date>
    <dc:creator>Max </dc:creator>
    <dc:date>2012-03-18T22:28:43</dc:date>
    <meta:editing-cycles>1</meta:editing-cycles>
    <meta:editing-duration>PT49S</meta:editing-duration>
    <meta:document-statistic meta:table-count="1" meta:image-count="0" meta:object-count="0" meta:page-count="1" meta:paragraph-count="76" meta:word-count="290" meta:character-count="754" meta:non-whitespace-character-count="538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